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06b18" officeooo:paragraph-rsid="00106b18" style:font-name-asian="文泉驛等寬微米黑" style:font-size-asian="8pt" style:font-size-complex="8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5pt" fo:font-style="normal" fo:font-weight="normal" style:font-name-asian="WenQuanYi Micro Hei" style:font-size-asian="15pt" style:font-style-asian="normal" style:font-weight-asian="normal"/>
    </style:style>
    <style:style style:name="T3" style:family="text">
      <style:text-properties style:font-name="WenQuanYi Micro Hei" fo:font-size="15pt" fo:font-style="normal" fo:font-weight="normal" style:font-name-asian="WenQuanYi Micro Hei" style:font-size-asian="13pt" style:font-style-asian="normal" style:font-weight-asian="normal"/>
    </style:style>
    <style:style style:name="T4" style:family="text">
      <style:text-properties style:font-name="WenQuanYi Micro Hei" fo:font-size="13pt" fo:font-style="normal" fo:font-weight="normal"/>
    </style:style>
    <style:style style:name="T5" style:family="text">
      <style:text-properties style:font-name-asian="WenQuanYi Micro Hei" style:font-size-asian="15pt" style:font-style-asian="normal" style:font-weight-asian="normal"/>
    </style:style>
    <style:style style:name="T6" style:family="text">
      <style:text-properties style:font-name-asian="WenQuanYi Micro Hei" style:font-size-asian="13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8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時鐘，時鐘，你哪會遮無閒</text:span><text:span text:style-name="T4">?</text:span></text:p>
      <text:p text:style-name="P4">Sî-tsing, sî-tsing, lí ná-ē tsiah bô-îng?</text:p>
      <text:p text:style-name="Text_20_body"/>
      <text:p text:style-name="P2"><text:span text:style-name="T6">你的幸福佇佗位</text:span><text:span text:style-name="T4">?</text:span></text:p>
      <text:p text:style-name="P4">Lí ê hīng-hok tī tó-uī?</text:p>
      <text:p text:style-name="Text_20_body"/>
      <text:p text:style-name="P2"><text:span text:style-name="T6">鉛筆盒仔貯啥物</text:span><text:span text:style-name="T4">?</text:span></text:p>
      <text:p text:style-name="P4">Iân-pit-a̍p-á té siánn-mi̍h?</text:p>
      <text:p text:style-name="Text_20_body"/>
      <text:p text:style-name="P6">啥人腹肚枵？</text:p>
      <text:p text:style-name="P4">Siánn-lâng pak-tóo-iau?</text:p>
      <text:p text:style-name="Text_20_body"/>
      <text:p text:style-name="P6">你咧想啥物？</text:p>
      <text:p text:style-name="P4">Lí teh siūnn siánn-mi̍h?</text:p>
      <text:p text:style-name="Text_20_body"/>
      <text:p text:style-name="P2"><text:span text:style-name="T6">這本冊偌濟（</text:span><text:span text:style-name="T4">juā-tsuē</text:span><text:span text:style-name="T6">）錢？</text:span></text:p>
      <text:p text:style-name="P4">Tsit pún tsheh juā-tsuē tsînn?</text:p>
      <text:p text:style-name="Text_20_body"/>
      <text:p text:style-name="P6">這个囡仔這改考試進步幾分？</text:p>
      <text:p text:style-name="P4">Tsit ê gín-á tsit kái khó-tshì tsìn-pōo kuí-hun?</text:p>
      <text:p text:style-name="Text_20_body"/>
      <text:p text:style-name="P6">桌頂的箸賰幾跤？</text:p>
      <text:p text:style-name="P4">Toh-tíng ê tī tshun kuí kha?</text:p>
      <text:p text:style-name="Text_20_body"/>
      <text:p text:style-name="P6">你暗頓想欲食啥物？</text:p>
      <text:p text:style-name="P4">Lí àm-tǹg siūnn-beh tsia̍h siánn-mi̍h?</text:p>
      <text:p text:style-name="Text_20_body"/>
      <text:p text:style-name="P6">你做過啥物摒掃的工課？做的時陣愛注意啥貨？</text:p>
      <text:p text:style-name="P4">Lí tsò-kuè siánn-mih piànn-sàu ê khang-khuè? Tsò ê sî-tsūn ài tsù-ì siánn-huè?</text:p>
      <text:p text:style-name="P9"><text:soft-page-break/><text:span text:style-name="T7">請問當時比賽？</text:span></text:p>
      <text:p text:style-name="P4">Tshiánn-mn̄g tang-sî pí-sài?</text:p>
      <text:p text:style-name="Text_20_body"/>
      <text:p text:style-name="P6">咱的車位佇佗？</text:p>
      <text:p text:style-name="P4">Lán ê tshia-uī tī toh?</text:p>
      <text:p text:style-name="Text_20_body"/>
      <text:p text:style-name="P6">空格仔內揀佗一个選項上妥當？</text:p>
      <text:p text:style-name="P4">Khang-keh-á lāi kíng tó tsi̍t ê suán-hāng siōng thò-tòng?</text:p>
      <text:p text:style-name="Text_20_body"/>
      <text:p text:style-name="P6">請問下底佗一句的講法咱台語袂按呢講？</text:p>
      <text:p text:style-name="P4">Tshiánn-mn̄g ē-té tó tsi̍t kù ê kóng-huat lán Tâi-gí bē án-ne kóng?</text:p>
      <text:p text:style-name="Text_20_body"/>
      <text:p text:style-name="P6">請問這句話描述的內容，袂當用下底佗一句來替？</text:p>
      <text:p text:style-name="P4">Tshiánn-mn̄g tsit kù uē biâu-su̍t ê luē-iông, bē-tàng iōng ē-té tó tsi̍t kù lâi thè?</text:p>
      <text:p text:style-name="Text_20_body"/>
      <text:p text:style-name="P6">請問下跤佗一項較符合對話的情境？</text:p>
      <text:p text:style-name="P4">Tshiánn-mn̄g ē-kha tó tsi̍t hāng khah hû-ha̍p tuì-uē ê tsîng-kíng?</text:p>
      <text:p text:style-name="Text_20_body"/>
      <text:p text:style-name="P6">伊買佗三本冊？</text:p>
      <text:p text:style-name="P4">I bé tó sann pún tsheh?</text:p>
      <text:p text:style-name="Text_20_body"/>
      <text:p text:style-name="P6">阿賢幾歲？講話的氣口袂輸大頭家。</text:p>
      <text:p text:style-name="P4">A-hiân kuí huè? Kóng-uē ê khuì-kháu bē-su tuā thâu-ke.</text:p>
      <text:p text:style-name="Text_20_body"/>
      <text:p text:style-name="P2"><text:span text:style-name="T6">老師拄才講的是啥物意思？我無細膩睏去矣，啥物攏無聽見（</text:span><text:span text:style-name="T4">thiann--kìnn</text:span><text:span text:style-name="T6">）。</text:span></text:p>
      <text:p text:style-name="P4">Lāu-su tú-tsiah kóng--ê sī siánn-mih ì-sù? Guá bô-sè-jī khùn--khì--ah, siánn-mi̍h lóng bô thiann--kìnn.</text:p>
      <text:p text:style-name="Text_20_body"/>
      <text:p text:style-name="P6">敲電話欲揣方小姐的是啥物人？</text:p>
      <text:p text:style-name="P4">Khà-tiān-uē beh tshuē Png sió-tsiá--ê sī siánn-mih lâng?</text:p>
      <text:p text:style-name="P9"><text:soft-page-break/><text:span text:style-name="T7">阿婆佮先生娘上（</text:span><text:span text:style-name="T8">siāng</text:span><text:span text:style-name="T7">）有可能是啥物關係？</text:span></text:p>
      <text:p text:style-name="P4">A-pô kah sian-sinn-niû siāng ū khó-lîng sī siánn-mih kuan-hē?</text:p>
      <text:p text:style-name="Text_20_body"/>
      <text:p text:style-name="P2"><text:span text:style-name="T6">你若欲留字條予恁阿母，講你無欲轉來食暗頓，你愛按怎（</text:span><text:span text:style-name="T4">án-nuá</text:span><text:span text:style-name="T6">）寫？</text:span></text:p>
      <text:p text:style-name="P4">Lí nā beh lâu jī-tiâu hōo lín a-bú, kóng lí bô beh tńg-lâi tsia̍h àm-tǹg, lí ài án-nuá siá?</text:p>
      <text:p text:style-name="Text_20_body"/>
      <text:p text:style-name="P6">恁這个查某囝排第幾？</text:p>
      <text:p text:style-name="P4">Lín tsit ê tsa-bóo-kiánn pâi tē-kuí?</text:p>
      <text:p text:style-name="Text_20_body"/>
      <text:p text:style-name="P6">請問丁太太的查某囝今年幾歲？</text:p>
      <text:p text:style-name="P4">Tshiánn-mn̄g Ting thài-thài ê tsa-bóo-kiánn kin-nî kuí huè?</text:p>
      <text:p text:style-name="Text_20_body"/>
      <text:p text:style-name="P6">金瓜、香菇、結頭菜，你欲煮啥菜？</text:p>
      <text:p text:style-name="P4">Kim-kue, hiunn-koo, kiat-thâu-tshài, lí beh tsú siánn tshài?</text:p>
      <text:p text:style-name="Text_20_body"/>
      <text:p text:style-name="P6">阿母搖，阿爹惜，搖來搖去，阿弟仔有睏無？</text:p>
      <text:p text:style-name="P4">A-bú iô, a-tia sioh, iô-lâi-iô-khì, a-tī-á ū khùn--bô?</text:p>
      <text:p text:style-name="Text_20_body"/>
      <text:p text:style-name="P6">敲一通電話，問阮老母食飽矣未？</text:p>
      <text:p text:style-name="P4">Khà tsi̍t thong tiān-uē, mn̄g gún lāu-bú tsia̍h-pá--ah--buē?</text:p>
      <text:p text:style-name="Text_20_body"/>
      <text:p text:style-name="P6">這抑彼？</text:p>
      <text:p text:style-name="P4">Tse ia̍h he?</text:p>
      <text:p text:style-name="Text_20_body"/>
      <text:p text:style-name="P6">這个抑是彼个？</text:p>
      <text:p text:style-name="P4">Tsit ê ia̍h-sī hit ê?</text:p>
      <text:p text:style-name="Text_20_body"/>
      <text:p text:style-name="P6">阿妹仔是欲去台北，抑是欲去台南？</text:p>
      <text:p text:style-name="P4">A-mē-á sī beh khì Tâi-pak, ia̍h-sī beh khì Tâi-lâm?</text:p>
      <text:p text:style-name="P9"><text:soft-page-break/><text:span text:style-name="T7">你講咧</text:span><text:span text:style-name="T8">?</text:span></text:p>
      <text:p text:style-name="P4">Lí kóng--leh?</text:p>
      <text:p text:style-name="Text_20_body"/>
      <text:p text:style-name="P6">好啊，拜幾？</text:p>
      <text:p text:style-name="P4">Hó--ah, pài-kuí?</text:p>
      <text:p text:style-name="Text_20_body"/>
      <text:p text:style-name="P6">咱是拜幾欲培墓？</text:p>
      <text:p text:style-name="P4">Lán sī pài-kuí beh puē-bōo?</text:p>
      <text:p text:style-name="Text_20_body"/>
      <text:p text:style-name="P6">明仔載初幾？</text:p>
      <text:p text:style-name="P4">Bîn-á-tsài tshe-kuí?</text:p>
      <text:p text:style-name="Text_20_body"/>
      <text:p text:style-name="P6">阿娘你買幾片？</text:p>
      <text:p text:style-name="P4">A-niâ lí bué kuí phìnn?</text:p>
      <text:p text:style-name="Text_20_body"/>
      <text:p text:style-name="P6">今年是公元幾年？</text:p>
      <text:p text:style-name="P4">Kin-nî sī kong-goân kuí nî?</text:p>
      <text:p text:style-name="Text_20_body"/>
      <text:p text:style-name="P6">這箍敢是你？</text:p>
      <text:p text:style-name="P4">Tsit khoo kám sī lí?</text:p>
      <text:p text:style-name="Text_20_body"/>
      <text:p text:style-name="P2"><text:span text:style-name="T6">你毋是講電腦真</text:span><text:span text:style-name="T4">gâu</text:span><text:span text:style-name="T6">、真巧？叫伊共我掠龍一下。</text:span></text:p>
      <text:p text:style-name="P4">Lí m̄ sī kóng tiān-náu tsin gâu, tsin khiáu? Kiò i kā guá lia̍h-lîng--tsi̍t-ē.</text:p>
      <text:p text:style-name="Text_20_body"/>
      <text:p text:style-name="P6">咱十點才來去會使無？</text:p>
      <text:p text:style-name="P4">Lán tsa̍p tiám tsiah lâi--khì ē-sái--bô?</text:p>
      <text:p text:style-name="Text_20_body"/>
      <text:p text:style-name="P6">這枝筆你的是無？</text:p>
      <text:p text:style-name="P4">Tsit ki pit lí--ê sī--bô?</text:p>
      <text:p text:style-name="P9"><text:soft-page-break/><text:span text:style-name="T7">這甕酒咱的著無？</text:span></text:p>
      <text:p text:style-name="P4">Tsit àng tsiú lán--ê tio̍h--bô?</text:p>
      <text:p text:style-name="Text_20_body"/>
      <text:p text:style-name="P6">這枝筆伊的乎？</text:p>
      <text:p text:style-name="P4">Tsit ki pit i--ê--honnh?</text:p>
      <text:p text:style-name="Text_20_body"/>
      <text:p text:style-name="P6">這任里長是阿賓伯著毋？</text:p>
      <text:p text:style-name="P4">Tsit jīm lí-tiúnn sī A-pin peh tio̍h--m̄?</text:p>
      <text:p text:style-name="Text_20_body"/>
      <text:p text:style-name="P6">最近身體好無？</text:p>
      <text:p text:style-name="P4">Tsuè-kīn sin-thé hó--bô?</text:p>
      <text:p text:style-name="Text_20_body"/>
      <text:p text:style-name="P6">近來身體好毋？</text:p>
      <text:p text:style-name="P4">Kīn-lâi sin-thé hó--m̄?</text:p>
      <text:p text:style-name="Text_20_body"/>
      <text:p text:style-name="P6">你有錢無？</text:p>
      <text:p text:style-name="P4">Lí ū-tsînn--bô?</text:p>
      <text:p text:style-name="Text_20_body"/>
      <text:p text:style-name="P6">伊會來袂？</text:p>
      <text:p text:style-name="P4">I ē lâi--bē?</text:p>
      <text:p text:style-name="Text_20_body"/>
      <text:p text:style-name="P6">伊會曉袂？</text:p>
      <text:p text:style-name="P4">I ē-hiáu--bē?</text:p>
      <text:p text:style-name="Text_20_body"/>
      <text:p text:style-name="P6">你欲佮我做伙來去食飯無？</text:p>
      <text:p text:style-name="P4">Lí beh kah guá tsò-hué lâi-khì tsia̍h-pn̄g--bô?</text:p>
      <text:p text:style-name="Text_20_body"/>
      <text:p text:style-name="P6">你欲佮阮鬥陣來去食飯乎？</text:p>
      <text:p text:style-name="P4">Lí beh kah gún tàu-tīn lâi-khì tsia̍h-pn̄g--honnh?</text:p>
      <text:p text:style-name="P9"><text:soft-page-break/><text:span text:style-name="T7">會使借錢抑是袂使？</text:span></text:p>
      <text:p text:style-name="P4">Ē-sái tsioh tsînn ia̍h-sī bē-sái?</text:p>
      <text:p text:style-name="Text_20_body"/>
      <text:p text:style-name="P6">我穿按呢有媠抑無媠？</text:p>
      <text:p text:style-name="P4">Guá tshīng án-ne ū suí a̍h bô suí?</text:p>
      <text:p text:style-name="Text_20_body"/>
      <text:p text:style-name="P6">跤開始咧疼矣，毋知影病院行會到行袂到？</text:p>
      <text:p text:style-name="P4">Kha khai-sí teh thiànn--ah, m̄ tsai-iánn pēnn-īnn kiânn ē kàu kiânn bē kàu?</text:p>
      <text:p text:style-name="Text_20_body"/>
      <text:p text:style-name="P6">食飽未？</text:p>
      <text:p text:style-name="P4">Tsia̍h-pá--buē?</text:p>
      <text:p text:style-name="Text_20_body"/>
      <text:p text:style-name="P2"><text:span text:style-name="T6">講好六點踮（</text:span><text:span text:style-name="T4">tàm</text:span><text:span text:style-name="T6">）遮相等，啊人</text:span><text:span text:style-name="T4">le</text:span><text:span text:style-name="T6">？</text:span></text:p>
      <text:p text:style-name="P4">Kóng hó la̍k tiám tàm tsia siòng tán, ah lâng le?</text:p>
      <text:p text:style-name="Text_20_body"/>
      <text:p text:style-name="P2"><text:span text:style-name="T4">A-i</text:span><text:span text:style-name="T6">你敢有快樂</text:span><text:span text:style-name="T4">?</text:span></text:p>
      <text:p text:style-name="P4">A-i lí kám ū khuài-lo̍k?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06b18" officeooo:paragraph-rsid="00106b18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問句 – <text:page-number text:select-page="current">6</text:page-number></text:p>
      </style:header>
      <style:footer>
        <text:p text:style-name="MP1">問句 –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6:01.035033290</meta:creation-date>
    <dc:date>2018-10-25T18:18:42.686144167</dc:date>
    <meta:editing-duration>PT4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115" meta:word-count="1034" meta:character-count="2862" meta:non-whitespace-character-count="2547"/>
  </office:meta>
</office:document-meta>
</file>